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start" style:justify-single-word="false"/>
    </style:style>
    <style:style style:name="P3" style:family="paragraph" style:parent-style-name="Standard">
      <style:paragraph-properties fo:margin-top="0cm" fo:margin-bottom="0cm"/>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cm" fo:margin-bottom="0cm"/>
    </style:style>
    <style:style style:name="P6" style:family="paragraph" style:parent-style-name="Heading_20_3">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979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1.429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as-char" svg:width="18.352cm" svg:height="9.714cm" draw:z-index="0"><draw:image xlink:href="http://creately.com/jupiter/diagram/image/hh1g9s4h1" xlink:type="simple" xlink:show="embed" xlink:actuate="onLoad"/></draw:frame></text:p>
      <text:p text:style-name="Standard"><draw:frame draw:style-name="fr2" draw:name="graphics2" text:anchor-type="as-char" svg:width="10.054cm" svg:height="9.604cm" draw:z-index="1"><draw:image xlink:href="http://www.math-cs.gordon.edu/courses/cs211/ATMExample/UseCases.gif" xlink:type="simple" xlink:show="embed" xlink:actuate="onLoad"/></draw:frame></text:p>
      <text:p text:style-name="Standard"/>
      <text:p text:style-name="Standard"><text:soft-page-break/><draw:frame draw:style-name="fr3" draw:name="graphics3" text:anchor-type="as-char" svg:width="9.737cm" svg:height="7.541cm" draw:z-index="2"><draw:image xlink:href="http://www.jjask.com/pic/2014/01/27/Add-inquiry-case-in-use-case-diagram-0.png" xlink:type="simple" xlink:show="embed" xlink:actuate="onLoad"/></draw:frame><text:bookmark text:name="irc_mi1"/></text:p>
      <text:p text:style-name="Standard"><text:bookmark text:name="irc_mi"/></text:p>
      <text:p text:style-name="Text_20_body"/>
      <text:h text:style-name="Heading_20_2" text:outline-level="2">Use Cases for Example ATM System</text:h>
      <text:list xml:id="list1306565408" text:style-name="L1">
        <text:list-item>
          <text:p text:style-name="P5"><text:a xlink:type="simple" xlink:href="http://www.math-cs.gordon.edu/courses/cs320/ATM_Example/UseCases.html#Startup">System Startup Use Case</text:a> </text:p>
        </text:list-item>
        <text:list-item>
          <text:p text:style-name="P5"><text:a xlink:type="simple" xlink:href="http://www.math-cs.gordon.edu/courses/cs320/ATM_Example/UseCases.html#Session">Session Use Case</text:a> </text:p>
        </text:list-item>
        <text:list-item>
          <text:p text:style-name="P5"><text:a xlink:type="simple" xlink:href="http://www.math-cs.gordon.edu/courses/cs320/ATM_Example/UseCases.html#Withdrawl">Cash Withdrawl Transaction Use Case</text:a> </text:p>
        </text:list-item>
        <text:list-item>
          <text:p text:style-name="P5"><text:a xlink:type="simple" xlink:href="http://www.math-cs.gordon.edu/courses/cs320/ATM_Example/UseCases.html#Deposit">Deposit Transaction Use Case</text:a> </text:p>
        </text:list-item>
        <text:list-item>
          <text:p text:style-name="P5"><text:a xlink:type="simple" xlink:href="http://www.math-cs.gordon.edu/courses/cs320/ATM_Example/UseCases.html#Transfer">Transfer Transaction Use Case</text:a> </text:p>
        </text:list-item>
        <text:list-item>
          <text:p text:style-name="P5"><text:a xlink:type="simple" xlink:href="http://www.math-cs.gordon.edu/courses/cs320/ATM_Example/UseCases.html#Inquiry">Balance Inquiry Transaction Use Case</text:a> </text:p>
        </text:list-item>
        <text:list-item>
          <text:p text:style-name="P5"><text:a xlink:type="simple" xlink:href="http://www.math-cs.gordon.edu/courses/cs320/ATM_Example/UseCases.html#InvalidPIN">Invalid PIN Extension</text:a> </text:p>
        </text:list-item>
        <text:list-item>
          <text:p text:style-name="P4"><text:a xlink:type="simple" xlink:href="http://www.math-cs.gordon.edu/courses/cs320/ATM_Example/UseCases.html#Failed">Failed Transaction Extension</text:a> </text:p>
        </text:list-item>
      </text:list>
      <text:p text:style-name="Text_20_body"><text:a xlink:type="simple" xlink:href="http://www.math-cs.gordon.edu/courses/cs320/ATM_Example/default.html">[ Intro ]</text:a> <text:a xlink:type="simple" xlink:href="http://www.math-cs.gordon.edu/courses/cs320/ATM_Example/Requirements.html">[ Requirements ]</text:a> <text:a xlink:type="simple" xlink:href="http://www.math-cs.gordon.edu/courses/cs320/ATM_Example/DomainObjects.html">[ Domain Objects ]</text:a> [ Use Cases ] <text:a xlink:type="simple" xlink:href="http://www.math-cs.gordon.edu/courses/cs320/ATM_Example/SessionStateDiagram.html">[ State Diagram ]</text:a> <text:a xlink:type="simple" xlink:href="http://www.math-cs.gordon.edu/courses/cs320/ATM_Example/TransInteractionDiagram.html">[ Interaction Diagram ]</text:a> <text:line-break/><text:a xlink:type="simple" xlink:href="http://www.math-cs.gordon.edu/courses/cs320/ATM_Example/CRCcards.html">[ CRC Cards ]</text:a> <text:a xlink:type="simple" xlink:href="http://www.math-cs.gordon.edu/courses/cs320/ATM_Example/ClassDiagram.html">[ Class Diagram ]</text:a> <text:a xlink:type="simple" xlink:href="http://www.math-cs.gordon.edu/courses/cs320/ATM_Example/ClassDescription.html">[ Class Desc. Forms ]</text:a> <text:a xlink:type="simple" xlink:href="http://www.math-cs.gordon.edu/courses/cs320/ATM_Example/OperationDescription.html">[ Operation Desc. Forms ]</text:a> <text:a xlink:type="simple" xlink:href="http://www.math-cs.gordon.edu/courses/cs320/ATM_Example/Code.html">[ Code ]</text:a> <text:a xlink:type="simple" xlink:href="http://www.math-cs.gordon.edu/courses/cs320/ATM_Example/Executable.html">[ Executable ]</text:a> </text:p>
      <text:h text:style-name="Heading_20_6" text:outline-level="6">Copyright © 1996, 1997, 1998 - Russell C. Bjork. Permission for non-commercial reproduction for educational use is hereby granted; all other rights are reserved.</text:h>
      <text:p text:style-name="Text_20_body"> </text:p>
      <text:p text:style-name="Horizontal_20_Line"><text:bookmark text:name="Startup"/></text:p>
      <text:h text:style-name="P6" text:outline-level="3">System Startup Use Case</text:h>
      <text:p text:style-name="Text_20_body">The system is started up when the operator turns the switch on the operator panel to the "on" position. The operator will be asked to enter the amount of money currently in the cash dispenser. Then servicing of customers can begin - ending later when the operator turns the switch back to the "off" position. </text:p>
      <text:p text:style-name="Horizontal_20_Line"><text:bookmark text:name="Session"/></text:p>
      <text:h text:style-name="P6" text:outline-level="3"><text:soft-page-break/>Session Use Case</text:h>
      <text:p text:style-name="Text_20_body">A session is started when a customer inserts an ATM card into the card reader slot of the machine, which reads the card as it is inserted. (If the reader cannot read the card due to improper insertion or a damaged stripe, the card is ejected, an error screen is displayed, and no session is started.) The customer is asked to enter his/her PIN, and is allowed to perform one or more transactions, choosing the transaction type each time from a menu of options. The session will initiate the appropriate transaction use case, and will furnish the customer's card number and PIN to the transaction. After each successful transaction, the customer is asked whether he/she would like to perform another; after a transaction that fails for any reason other than repeated entries of an invalid PIN, the Failed Transaction Extension is executed. When the customer is through performing transactions, the card is ejected from the machine and the session ends. </text:p>
      <text:p text:style-name="Horizontal_20_Line"><text:bookmark text:name="Withdrawl"/></text:p>
      <text:h text:style-name="P6" text:outline-level="3">Cash Withdrawl Transaction Use Case</text:h>
      <text:p text:style-name="Text_20_body">A cash withdrawl transaction is started from within a session when the customer chooses cash withdrawl from the menu of possible transaction types. The customer chooses a type of account to withdraw from (e.g. checking) from a menu of possible accounts, and then chooses a dollar amount from a menu of possible amounts. The system verifies that it has sufficient money on hand to satisfy the request. If not, it reports a failure to the session, which initiates the Failed Transaction Extension to report the problem. If there is sufficient cash, it sends the customer's card number, PIN, chosen account and amount to the bank, which either approves or disapproves the transaction. If the transaction is approved, the machine dispenses the correct amount of cash and issues a receipt. If the transaction is disapproved due to an incorrect PIN, the Incorrect PIN extension is executed. All other disapprovals are reported to the session, which initiates the Failed Transaction Extension. The bank is notified whether or not an approved transaction was completed in its entirety by the machine; if it is completed then the bank completes debiting the customer's account for the amount. </text:p>
      <text:p text:style-name="Horizontal_20_Line"><text:bookmark text:name="Deposit"/></text:p>
      <text:h text:style-name="P6" text:outline-level="3">Deposit Transaction Use Case</text:h>
      <text:p text:style-name="Text_20_body">A deposit transaction is started from within a session when the customer chooses deposit from the menu of possible transaction types. The customer chooses a type of account to deposit to (e.g. checking) from a menu of possible accounts, and then chooses a dollar amount by typing it on the keyboard. The system sends the customer's card number, PIN, chosen account and amount to the bank, which either approves or disapproves the transaction. If the transaction is approved, the machine accepts an envelope from the customer containing cash and/or checks and then issues a receipt. (If the customer does not insert the envelope within a specified period of time, this operation times out and the deposit transaction is aborted.) If the transaction is disapproved due to an incorrect PIN, the Incorrect PIN extension is executed. All other disapprovals are reported to the session, which initiates the Failed Transaction Extension. The bank is notified whether or not an approved transaction was completed in its entirety by the machine; if it is completed then the bank completes crediting the customer's account for the amount - contingent on manual verification of the deposit envelope contents by an operator later. </text:p>
      <text:p text:style-name="Horizontal_20_Line"><text:bookmark text:name="Transfer"/></text:p>
      <text:h text:style-name="P6" text:outline-level="3"><text:soft-page-break/>Transfer Transaction Use Case</text:h>
      <text:p text:style-name="Text_20_body">A transfer transaction is started from within a session when the customer chooses transfer from the menu of possible transaction types. The customer chooses a type of account to transfer from (e.g. checking) from a menu of possible accounts, chooses a different account to transfer to, and then chooses a dollar amount by typing it on the keyboard. The system sends the customer's card number, PIN, chosen account and amounts to the bank, which either approves or disapproves the transaction. If the transaction is approved, the machine issues a receipt. If the transaction is disapproved due to an incorrect PIN, the Incorrect PIN extension is executed. All other disapprovals are reported to the session, which initiates the Failed Transaction Extension. The bank will consider the transaction complete once it has been approved. </text:p>
      <text:p text:style-name="Horizontal_20_Line"><text:bookmark text:name="Inquiry"/></text:p>
      <text:h text:style-name="P6" text:outline-level="3">Balance Inquiry Transaction Use Case</text:h>
      <text:p text:style-name="Text_20_body">A balance inquiry transaction is started from within a session when the customer chooses balance inquiry from the menu of possible transaction types. The customer chooses a type of account to inquire about. The system sends the customer's card number, PIN and chosen account to the bank, which either approves or disapproves the transaction. If the transaction is approved the bank sends the balance to the machine with the approval, and the system prints it on a receipt. If the transaction is disapproved due to an incorrect PIN, the Incorrect PIN extension is executed. All other disapprovals are reported to the session, which initiates the Failed Transaction Extension. </text:p>
      <text:p text:style-name="Horizontal_20_Line"><text:bookmark text:name="InvalidPIN"/></text:p>
      <text:h text:style-name="P6" text:outline-level="3">Invalid PIN Extension</text:h>
      <text:p text:style-name="Text_20_body">An invalid PIN extension is started from within a transaction when the bank reports that the customer's transaction is disapproved due to an invalid PIN. The customer is required to re-enter the PIN and the original request is sent to the bank again. If the bank now approves the transaction, or disapproves it for some other reason, the original case is continued; otherwise the process of re-entering the PIN is repeated. Once the PIN is successfully re-entered, it is used for both the current transaction and all subsequent transactions in the session. If the customer fails three times to enter the correct PIN, the card is permanently retained, a screen is displayed informing the customer of this and suggesting he/she contact the bank, and the entire customer session is aborted. </text:p>
      <text:p text:style-name="Horizontal_20_Line"><text:bookmark text:name="Failed"/></text:p>
      <text:h text:style-name="P6" text:outline-level="3">Failed Transaction Extension</text:h>
      <text:p text:style-name="Text_20_body">A failed transaction extension is started from a session when a transaction use case fails to complete successfully for some reason other than repeated entries of an invalid PIN. A screen is displayed informing the customer of the problem, and the customer is asked whether he/she wants to do another transa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WenQuanYi Zen Hei" style:font-size-asian="7pt" style:font-weight-asian="bold" style:font-name-complex="Lohit Hindi"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03T22:19:32</meta:creation-date>
    <dc:date>2014-07-04T12:28:34</dc:date>
    <dc:creator>gabriel </dc:creator>
    <meta:editing-duration>PT14H7M54S</meta:editing-duration>
    <meta:editing-cycles>3</meta:editing-cycles>
    <meta:generator>LibreOffice/3.5$Linux_x86 LibreOffice_project/350m1$Build-2</meta:generator>
    <meta:document-statistic meta:table-count="0" meta:image-count="3" meta:object-count="0" meta:page-count="4" meta:paragraph-count="31" meta:word-count="1170" meta:character-count="7131" meta:non-whitespace-character-count="5975"/>
  </office:meta>
</office:document-meta>
</file>